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2"/>
          <table:table-cell table:style-name="ce20" office:value-type="string">
            <text:p>GPS</text:p>
          </table:table-cell>
          <table:table-cell table:style-name="ce20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3-27_09-55-09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26 E-139-34-48.78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3-27_11-07-59_000.jpg</text:p>
          </table:table-cell>
          <table:table-cell office:value-type="string">
            <text:p>:m RES 1-3*3 / free# JVEMV6 44#8.2_36 / 44. currency / 8. prog-python / 2. basic stats, cat-2 / flowchart</text:p>
          </table:table-cell>
          <table:table-cell table:style-name="ce8"/>
          <table:table-cell/>
          <table:table-cell office:value-type="string">
            <text:p>N-35-35-28.81 E-139-34-48.89</text:p>
          </table:table-cell>
          <table:table-cell table:formula="of:=IF([.E3]=&quot;&quot;;[.C3];CONCATENATE([.C3];&quot; / &quot;;[.E3]))" office:value-type="string" office:string-value=":m RES 1-3*3 / free# JVEMV6 44#8.2_36 / 44. currency / 8. prog-python / 2. basic stats, cat-2 / flowchart">
            <text:p>:m RES 1-3*3 / free# JVEMV6 44#8.2_36 / 44. currency / 8. prog-python / 2. basic stats, cat-2 / flowchart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3-27_11-44-00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57 E-139-34-49.98</text:p>
          </table:table-cell>
          <table:table-cell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3-27_14-26-33_000.jpg</text:p>
          </table:table-cell>
          <table:table-cell office:value-type="string">
            <text:p>:m RES 1*1 / free# JVEMV6 52#7_2 / 52. 自然観察 / 7. birds / memos</text:p>
          </table:table-cell>
          <table:table-cell table:style-name="ce8"/>
          <table:table-cell/>
          <table:table-cell office:value-type="string">
            <text:p>N-35-35-28.56 E-139-34-49.32</text:p>
          </table:table-cell>
          <table:table-cell table:formula="of:=IF([.E5]=&quot;&quot;;[.C5];CONCATENATE([.C5];&quot; / &quot;;[.E5]))" office:value-type="string" office:string-value=":m RES 1*1 / free# JVEMV6 52#7_2 / 52. 自然観察 / 7. birds / memos">
            <text:p>:m RES 1*1 / free# JVEMV6 52#7_2 / 52. 自然観察 / 7. birds / memos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3-27_14-57-26_000.jpg</text:p>
          </table:table-cell>
          <table:table-cell office:value-type="string">
            <text:p>:m art / dessin / D-17 8# / des.ブナ / memos+</text:p>
          </table:table-cell>
          <table:table-cell table:style-name="ce8"/>
          <table:table-cell/>
          <table:table-cell office:value-type="string">
            <text:p>N-35-35-28.49 E-139-34-49.16</text:p>
          </table:table-cell>
          <table:table-cell table:formula="of:=IF([.E6]=&quot;&quot;;[.C6];CONCATENATE([.C6];&quot; / &quot;;[.E6]))" office:value-type="string" office:string-value=":m art / dessin / D-17 8# / des.ブナ / memos+">
            <text:p>:m art / dessin / D-17 8# / des.ブナ / memos+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3-27_17-45-04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8 E-139-34-49.65</text:p>
          </table:table-cell>
          <table:table-cell table:formula="of:=IF([.E7]=&quot;&quot;;[.C7];CONCATENATE([.C7];&quot; / &quot;;[.E7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7" office:value-type="string">
            <text:p>2019-03-27_18-22-04_000.jpg</text:p>
          </table:table-cell>
          <table:table-cell office:value-type="string">
            <text:p>:m 1*1 RES / 245 / 『相対性理論』　メラー　永田恒夫、伊藤大介、訳 / p.152</text:p>
          </table:table-cell>
          <table:table-cell table:style-name="ce8"/>
          <table:table-cell/>
          <table:table-cell office:value-type="string">
            <text:p>N-35-35-28.99 E-139-34-49.65</text:p>
          </table:table-cell>
          <table:table-cell table:formula="of:=IF([.E8]=&quot;&quot;;[.C8];CONCATENATE([.C8];&quot; / &quot;;[.E8]))" office:value-type="string" office:string-value=":m 1*1 RES / 245 / 『相対性理論』　メラー　永田恒夫、伊藤大介、訳 / p.152">
            <text:p>:m 1*1 RES / 245 / 『相対性理論』　メラー　永田恒夫、伊藤大介、訳 / p.152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7" office:value-type="string">
            <text:p>2019-03-27_19-36-57_000.jpg</text:p>
          </table:table-cell>
          <table:table-cell office:value-type="string">
            <text:p>:m music / log / kb / score / free / id=X6HF / page.2 / block-3</text:p>
          </table:table-cell>
          <table:table-cell table:style-name="ce8"/>
          <table:table-cell/>
          <table:table-cell office:value-type="string">
            <text:p>N-35-35-28.59 E-139-34-49.54</text:p>
          </table:table-cell>
          <table:table-cell table:formula="of:=IF([.E9]=&quot;&quot;;[.C9];CONCATENATE([.C9];&quot; / &quot;;[.E9]))" office:value-type="string" office:string-value=":m music / log / kb / score / free / id=X6HF / page.2 / block-3">
            <text:p>:m music / log / kb / score / free / id=X6HF / page.2 / block-3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3-27_19-37-21_000.jpg</text:p>
          </table:table-cell>
          <table:table-cell office:value-type="string">
            <text:p>:m music / log / kb / s.1:id=U4M0,play,block-2 s.2:play,X6HF,block-1(1) s.3:play,X6HF,block-3(1)(2),N,R=1</text:p>
          </table:table-cell>
          <table:table-cell table:style-name="ce8"/>
          <table:table-cell/>
          <table:table-cell office:value-type="string">
            <text:p>N-35-35-28.63 E-139-34-49.49</text:p>
          </table:table-cell>
          <table:table-cell table:formula="of:=IF([.E10]=&quot;&quot;;[.C10];CONCATENATE([.C10];&quot; / &quot;;[.E10]))" office:value-type="string" office:string-value=":m music / log / kb / s.1:id=U4M0,play,block-2 s.2:play,X6HF,block-1(1) s.3:play,X6HF,block-3(1)(2),N,R=1">
            <text:p>:m music / log / kb / s.1:id=U4M0,play,block-2 s.2:play,X6HF,block-1(1) s.3:play,X6HF,block-3(1)(2),N,R=1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3-27_20-07-59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53 E-139-34-49.43</text:p>
          </table:table-cell>
          <table:table-cell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3-27_23-11-35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64 E-139-34-49.65</text:p>
          </table:table-cell>
          <table:table-cell table:formula="of:=IF([.E12]=&quot;&quot;;[.C12];CONCATENATE([.C12];&quot; / &quot;;[.E12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3-27_23-11-47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48 E-139-34-49.65</text:p>
          </table:table-cell>
          <table:table-cell table:formula="of:=IF([.E13]=&quot;&quot;;[.C13];CONCATENATE([.C13];&quot; / &quot;;[.E13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3-27_23-12-08_000.jpg</text:p>
          </table:table-cell>
          <table:table-cell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55 E-139-34-49.49</text:p>
          </table:table-cell>
          <table:table-cell table:formula="of:=IF([.E14]=&quot;&quot;;[.C14];CONCATENATE([.C14];&quot; / &quot;;[.E14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3-27_23-12-22_000.jpg</text:p>
          </table:table-cell>
          <table:table-cell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53 E-139-34-49.49</text:p>
          </table:table-cell>
          <table:table-cell table:formula="of:=IF([.E15]=&quot;&quot;;[.C15];CONCATENATE([.C15];&quot; / &quot;;[.E15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0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7" office:value-type="string">
            <text:p>2019-03-28_01-38-27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59 E-139-34-49.43</text:p>
          </table:table-cell>
          <table:table-cell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019-03-28_08-26-51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57 E-139-34-49.49</text:p>
          </table:table-cell>
          <table:table-cell table:formula="of:=IF([.E17]=&quot;&quot;;[.C17];CONCATENATE([.C17];&quot; / &quot;;[.E17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8" office:value-type="string">
            <text:p>2019-03-28_08-49-55_000.jpg</text:p>
          </table:table-cell>
          <table:table-cell office:value-type="string">
            <text:p>:diary / diary / 20190327 / (K*C*)</text:p>
          </table:table-cell>
          <table:table-cell table:style-name="ce8"/>
          <table:table-cell/>
          <table:table-cell office:value-type="string">
            <text:p>N-35-35-28.56 E-139-34-49.38</text:p>
          </table:table-cell>
          <table:table-cell table:formula="of:=IF([.E18]=&quot;&quot;;[.C18];CONCATENATE([.C18];&quot; / &quot;;[.E18]))" office:value-type="string" office:string-value=":diary / diary / 20190327 / (K*C*)">
            <text:p>:diary / diary / 20190327 / (K*C*)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9" office:value-type="string">
            <text:p>2019-03-28_08-50-33_000.jpg</text:p>
          </table:table-cell>
          <table:table-cell office:value-type="string">
            <text:p>:m :i 1*1 / music / kb / free-compo / grip+jump</text:p>
          </table:table-cell>
          <table:table-cell table:style-name="ce8"/>
          <table:table-cell/>
          <table:table-cell office:value-type="string">
            <text:p>N-35-35-28.64 E-139-34-49.32</text:p>
          </table:table-cell>
          <table:table-cell table:formula="of:=IF([.E19]=&quot;&quot;;[.C19];CONCATENATE([.C19];&quot; / &quot;;[.E19]))" office:value-type="string" office:string-value=":m :i 1*1 / music / kb / free-compo / grip+jump">
            <text:p>:m :i 1*1 / music / kb / free-compo / grip+jump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9" office:value-type="string">
            <text:p>2019-03-28_08-50-51_000.jpg</text:p>
          </table:table-cell>
          <table:table-cell office:value-type="string">
            <text:p>:m :? / FX / lo_UUU,Z1;d1&gt;=(d0x2)</text:p>
          </table:table-cell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20]=&quot;&quot;;[.C20];CONCATENATE([.C20];&quot; / &quot;;[.E20]))" office:value-type="string" office:string-value=":m :? / FX / lo_UUU,Z1;d1&gt;=(d0x2)">
            <text:p>:m :? / FX / lo_UUU,Z1;d1&gt;=(d0x2)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10" office:value-type="string">
            <text:p>2019-03-28_08-51-09_000.jpg</text:p>
          </table:table-cell>
          <table:table-cell office:value-type="string">
            <text:p>:m :? / n.o. 自然観察 / 葉柄と葉身の比率、他</text:p>
          </table:table-cell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21]=&quot;&quot;;[.C21];CONCATENATE([.C21];&quot; / &quot;;[.E21]))" office:value-type="string" office:string-value=":m :? / n.o. 自然観察 / 葉柄と葉身の比率、他">
            <text:p>:m :? / n.o. 自然観察 / 葉柄と葉身の比率、他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1 E-139-34-49.54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93 E-139-34-49.65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57 E-139-34-49.65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10"/>
          <table:table-cell table:style-name="ce10"/>
          <table:table-cell table:style-name="ce8"/>
          <table:table-cell/>
          <table:table-cell office:value-type="string">
            <text:p>N-35-35-28.82 E-139-34-49.71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53 E-139-34-49.05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45 E-139-34-49.54</text:p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45 E-139-34-49.54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5 E-139-34-49.6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72 E-139-34-49.11</text:p>
          </table:table-cell>
          <table:table-cell table:formula="of:=IF([.E30]=&quot;&quot;;[.C29];CONCATENATE([.C29];&quot; / &quot;;[.E30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74 E-139-34-49.54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74 E-139-34-49.54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74 E-139-34-49.54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 table:style-name="ce10"/>
          <table:table-cell table:style-name="ce8"/>
          <table:table-cell/>
          <table:table-cell office:value-type="string">
            <text:p>N-35-35-28.74 E-139-34-49.54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 table:style-name="ce10"/>
          <table:table-cell table:style-name="ce8"/>
          <table:table-cell/>
          <table:table-cell office:value-type="string">
            <text:p>N-35-35-28.74 E-139-34-49.54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10"/>
          <table:table-cell table:style-name="ce10"/>
          <table:table-cell table:style-name="ce8"/>
          <table:table-cell table:formula="of:=[.F37]" office:value-type="string" office:string-value="N-35-40-56.69 E-139-46-59.53">
            <text:p>N-35-40-56.69 E-139-46-59.53</text:p>
          </table:table-cell>
          <table:table-cell office:value-type="string">
            <text:p>N-35-40-56.69 E-139-46-59.53</text:p>
          </table:table-cell>
          <table:table-cell table:formula="of:=IF([.E37]=&quot;&quot;;[.C37];CONCATENATE([.C37];&quot; / &quot;;[.E37]))" office:value-type="string" office:string-value=" / N-35-40-56.69 E-139-46-59.53">
            <text:p><text:s/>/ N-35-40-56.69 E-139-46-59.53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38]&lt;&gt;&quot;&quot;;[.D38];&quot;&quot;)">
            <text:p/>
          </table:table-cell>
          <table:table-cell office:value-type="string">
            <text:p>N-35-35-28.37 E-139-34-49.71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 table:formula="of:=IF([.D39]&lt;&gt;&quot;&quot;;[.D39];&quot;&quot;)">
            <text:p/>
          </table:table-cell>
          <table:table-cell office:value-type="string">
            <text:p>N-35-35-28.57 E-139-34-49.32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40]&lt;&gt;&quot;&quot;;[.D40];&quot;&quot;)">
            <text:p/>
          </table:table-cell>
          <table:table-cell office:value-type="string">
            <text:p>N-35-35-28.45 E-139-34-49.43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41]&lt;&gt;&quot;&quot;;[.D41];&quot;&quot;)">
            <text:p/>
          </table:table-cell>
          <table:table-cell office:value-type="string">
            <text:p>N-35-35-28.37 E-139-34-49.05</text:p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10"/>
          <table:table-cell table:style-name="ce8"/>
          <table:table-cell table:formula="of:=IF([.D42]&lt;&gt;&quot;&quot;;[.D42];&quot;&quot;)">
            <text:p/>
          </table:table-cell>
          <table:table-cell office:value-type="string">
            <text:p>N-35-35-28.74 E-139-34-49.49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IF([.D43]&lt;&gt;&quot;&quot;;[.D43];&quot;&quot;)">
            <text:p/>
          </table:table-cell>
          <table:table-cell/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IF([.D44]&lt;&gt;&quot;&quot;;[.D44];&quot;&quot;)">
            <text:p/>
          </table:table-cell>
          <table:table-cell/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IF([.D45]&lt;&gt;&quot;&quot;;[.D45];&quot;&quot;)">
            <text:p/>
          </table:table-cell>
          <table:table-cell/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10"/>
          <table:table-cell/>
          <table:table-cell table:style-name="ce8"/>
          <table:table-cell table:formula="of:=IF([.D46]&lt;&gt;&quot;&quot;;[.D46];&quot;&quot;)">
            <text:p/>
          </table:table-cell>
          <table:table-cell/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47]&lt;&gt;&quot;&quot;;[.D47];&quot;&quot;)">
            <text:p/>
          </table:table-cell>
          <table:table-cell/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48]&lt;&gt;&quot;&quot;;[.D48];&quot;&quot;)">
            <text:p/>
          </table:table-cell>
          <table:table-cell/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49]&lt;&gt;&quot;&quot;;[.D49];&quot;&quot;)">
            <text:p/>
          </table:table-cell>
          <table:table-cell/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0]&lt;&gt;&quot;&quot;;[.D50];&quot;&quot;)">
            <text:p/>
          </table:table-cell>
          <table:table-cell/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1]&lt;&gt;&quot;&quot;;[.D51];&quot;&quot;)">
            <text:p/>
          </table:table-cell>
          <table:table-cell/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 table:style-name="ce5"/>
          <table:table-cell table:style-name="ce8"/>
          <table:table-cell table:formula="of:=IF([.D52]&lt;&gt;&quot;&quot;;[.D52];&quot;&quot;)">
            <text:p/>
          </table:table-cell>
          <table:table-cell/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3]&lt;&gt;&quot;&quot;;[.D53];&quot;&quot;)">
            <text:p/>
          </table:table-cell>
          <table:table-cell/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4]&lt;&gt;&quot;&quot;;[.D54];&quot;&quot;)">
            <text:p/>
          </table:table-cell>
          <table:table-cell/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5]&lt;&gt;&quot;&quot;;[.D55];&quot;&quot;)">
            <text:p/>
          </table:table-cell>
          <table:table-cell/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6]&lt;&gt;&quot;&quot;;[.D56];&quot;&quot;)">
            <text:p/>
          </table:table-cell>
          <table:table-cell/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7]&lt;&gt;&quot;&quot;;[.D57];&quot;&quot;)">
            <text:p/>
          </table:table-cell>
          <table:table-cell/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8]&lt;&gt;&quot;&quot;;[.D58];&quot;&quot;)">
            <text:p/>
          </table:table-cell>
          <table:table-cell/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59]&lt;&gt;&quot;&quot;;[.D59];&quot;&quot;)">
            <text:p/>
          </table:table-cell>
          <table:table-cell/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0]&lt;&gt;&quot;&quot;;[.D60];&quot;&quot;)">
            <text:p/>
          </table:table-cell>
          <table:table-cell/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1]&lt;&gt;&quot;&quot;;[.D61];&quot;&quot;)">
            <text:p/>
          </table:table-cell>
          <table:table-cell/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2]&lt;&gt;&quot;&quot;;[.D62];&quot;&quot;)">
            <text:p/>
          </table:table-cell>
          <table:table-cell/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string" office:string-value="*">
            <text:p>*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number-columns-repeated="2"/>
          <table:table-cell table:style-name="ce14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number-columns-repeated="2"/>
          <table:table-cell table:style-name="Default" office:value-type="float" office:value="21">
            <text:p>2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21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21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21])" office:value-type="float" office:value="20">
            <text:p>2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3" office:value-type="string">
            <text:p>blanks</text:p>
          </table:table-cell>
          <table:table-cell table:style-name="ce4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21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21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21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21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21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15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8" table:number-rows-repeated="2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2019/03/28</text:date>, <text:time>09:46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3-28T09:46:40.76</dc:date>
    <dc:creator>iwabuchi ken</dc:creator>
    <meta:editing-duration>P7DT17H12M18S</meta:editing-duration>
    <meta:editing-cycles>3190</meta:editing-cycles>
    <meta:document-statistic meta:table-count="1" meta:cell-count="630" meta:object-count="0"/>
  </office:meta>
</office:document-meta>
</file>